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ResolveEvent.EndResolveEvent( ModuleDescriptor md , String [ ] confs , ResolveReport re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dResolveEvent.get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